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95f9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16088d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loext:padding="0.0193in" loext:border="0.06pt solid #d9d9e3"/>
    </style:style>
    <style:style style:name="T3" style:family="text">
      <style:text-properties fo:font-weight="normal" officeooo:rsid="001395f9" style:font-weight-asian="normal" style:font-weight-complex="normal"/>
    </style:style>
    <style:style style:name="T4" style:family="text">
      <style:text-properties fo:font-weight="normal" officeooo:rsid="001395f9" style:font-weight-asian="normal" style:font-weight-complex="normal" loext:padding="0.0193in" loext:border="0.06pt solid #d9d9e3"/>
    </style:style>
    <style:style style:name="T5" style:family="text">
      <style:text-properties fo:font-weight="normal" officeooo:rsid="0016088d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Model Konceptualny - Schemat Encji:</text:span></text:span></text:p>
      <text:p text:style-name="P1"><text:span text:style-name="Strong_20_Emphasis"><text:span text:style-name="T4">1. </text:span></text:span><text:span text:style-name="Strong_20_Emphasis"><text:span text:style-name="T6">Tabela "Guests" (Goście):</text:span></text:span></text:p>
      <text:list xml:id="list1055388639" text:style-name="L1">
        <text:list-item>
          <text:p text:style-name="P2"><text:span text:style-name="Strong_20_Emphasis"><text:span text:style-name="T1">guest_id (Klucz główny)</text:span></text:span></text:p>
        </text:list-item>
        <text:list-item>
          <text:p text:style-name="P2"><text:span text:style-name="Strong_20_Emphasis"><text:span text:style-name="T1">first_name</text:span></text:span></text:p>
        </text:list-item>
        <text:list-item>
          <text:p text:style-name="P2"><text:span text:style-name="Strong_20_Emphasis"><text:span text:style-name="T1">last_name</text:span></text:span></text:p>
        </text:list-item>
        <text:list-item>
          <text:p text:style-name="P2"><text:span text:style-name="Strong_20_Emphasis"><text:span text:style-name="T1">street</text:span></text:span></text:p>
        </text:list-item>
        <text:list-item>
          <text:p text:style-name="P2"><text:span text:style-name="Strong_20_Emphasis"><text:span text:style-name="T1">postal_code</text:span></text:span></text:p>
        </text:list-item>
        <text:list-item>
          <text:p text:style-name="P2"><text:span text:style-name="Strong_20_Emphasis"><text:span text:style-name="T1">city</text:span></text:span></text:p>
        </text:list-item>
        <text:list-item>
          <text:p text:style-name="P2"><text:span text:style-name="Strong_20_Emphasis"><text:span text:style-name="T1">pesel</text:span></text:span></text:p>
        </text:list-item>
      </text:list>
      <text:p text:style-name="Standard"><text:span text:style-name="Strong_20_Emphasis"><text:span text:style-name="T1"/></text:span></text:p>
      <text:p text:style-name="Standard"><text:span text:style-name="Strong_20_Emphasis"><text:span text:style-name="T3">2. </text:span></text:span><text:span text:style-name="Strong_20_Emphasis"><text:span text:style-name="T6">Tabela "Rooms" (Pokoje):</text:span></text:span></text:p>
      <text:list xml:id="list775060432" text:style-name="L2">
        <text:list-item>
          <text:p text:style-name="P3"><text:span text:style-name="Strong_20_Emphasis"><text:span text:style-name="T1">room_number (Klucz główny)</text:span></text:span></text:p>
        </text:list-item>
        <text:list-item>
          <text:p text:style-name="P3"><text:span text:style-name="Strong_20_Emphasis"><text:span text:style-name="T1">capacity</text:span></text:span></text:p>
        </text:list-item>
        <text:list-item>
          <text:p text:style-name="P4"><text:span text:style-name="Strong_20_Emphasis"><text:span text:style-name="T5">is_available</text:span></text:span></text:p>
        </text:list-item>
        <text:list-item>
          <text:p text:style-name="P4"><text:span text:style-name="Strong_20_Emphasis"><text:span text:style-name="T5">has_balcony</text:span></text:span></text:p>
        </text:list-item>
      </text:list>
      <text:p text:style-name="Standard"><text:span text:style-name="Strong_20_Emphasis"><text:span text:style-name="T1"/></text:span></text:p>
      <text:p text:style-name="Standard"><text:span text:style-name="Strong_20_Emphasis"><text:span text:style-name="T3">3. </text:span></text:span><text:span text:style-name="Strong_20_Emphasis"><text:span text:style-name="T6">Tabela "Reservations" (Rezerwacje):</text:span></text:span></text:p>
      <text:list xml:id="list1105830667" text:style-name="L3">
        <text:list-item>
          <text:p text:style-name="P5"><text:span text:style-name="Strong_20_Emphasis"><text:span text:style-name="T1">reservation_id (Klucz główny)</text:span></text:span></text:p>
        </text:list-item>
        <text:list-item>
          <text:p text:style-name="P5"><text:span text:style-name="Strong_20_Emphasis"><text:span text:style-name="T1">room_number (Klucz obcy z tabeli Rooms)</text:span></text:span></text:p>
        </text:list-item>
        <text:list-item>
          <text:p text:style-name="P5"><text:span text:style-name="Strong_20_Emphasis"><text:span text:style-name="T1">guest_id (Klucz obcy z tabeli Guests)</text:span></text:span></text:p>
        </text:list-item>
        <text:list-item>
          <text:p text:style-name="P5"><text:span text:style-name="Strong_20_Emphasis"><text:span text:style-name="T1">number_of_people</text:span></text:span></text:p>
        </text:list-item>
        <text:list-item>
          <text:p text:style-name="P5"><text:span text:style-name="Strong_20_Emphasis"><text:span text:style-name="T1">check_in_date</text:span></text:span></text:p>
        </text:list-item>
        <text:list-item>
          <text:p text:style-name="P5"><text:span text:style-name="Strong_20_Emphasis"><text:span text:style-name="T1">check_out_date<text:line-break/></text:span></text:span></text:p>
        </text:list-item>
      </text:list>
      <text:p text:style-name="Standard"><text:span text:style-name="Strong_20_Emphasis"><text:span text:style-name="T1">Model Implementacyjny - Zawartość Relacji:</text:span></text:span></text:p>
      <text:list xml:id="list3847427663" text:style-name="L4">
        <text:list-item>
          <text:p text:style-name="P6"><text:span text:style-name="Strong_20_Emphasis"><text:span text:style-name="T6">Relacja między "Guests" a "Reservations":</text:span></text:span></text:p>
        </text:list-item>
      </text:list>
      <text:p text:style-name="Standard"><text:span text:style-name="Strong_20_Emphasis"><text:span text:style-name="T1"><text:tab/>Guests.guest_id → Reservations.guest_id</text:span></text:span></text:p>
      <text:list xml:id="list1866475347" text:style-name="L5">
        <text:list-item>
          <text:p text:style-name="P7"><text:span text:style-name="Strong_20_Emphasis"><text:span text:style-name="T6">Relacja między "Rooms" a "Reservations":</text:span></text:span></text:p>
        </text:list-item>
      </text:list>
      <text:p text:style-name="Standard"><text:span text:style-name="Strong_20_Emphasis"><text:span text:style-name="T1"><text:tab/>Rooms.room_number → Reservations.room_number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P8"><text:s text:c="15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9:25:27.096817570</meta:creation-date>
    <dc:date>2024-01-19T20:35:23.223884972</dc:date>
    <meta:editing-duration>PT49M3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90" meta:character-count="781" meta:non-whitespace-character-count="581"/>
  </office:meta>
</office:document-meta>
</file>